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1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SUS AND THE PHARISEES (12:1-14, 22-4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JESUS AND THE PHARISEES (12:1-14, 22-45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Sabbath conflict (12:1-14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Sabbath conflict (12:1-14):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In regard to eating on the Sabbath (12:1-8):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-title-Title-Slide" presentation:presentation-page-layout-name="Master1-PPL1" draw:id="Slide-259">
        <draw:frame draw:id="id89" presentation:style-name="a464" draw:name="Title 1" svg:x="1.38in" svg:y="0.83in" svg:width="10.3in" svg:height="4.42in" presentation:class="title" presentation:placeholder="false">
          <draw:text-box>
            <text:p text:style-name="a463" text:class-names="" text:cond-style-name=""><text:span text:style-name="a461" text:class-names=""><text:s text:c="1"/>In regard to eating on the Sabbath (12:1-8):<text:s text:c="1"/></text:span><text:span text:style-name="a462" text:class-names=""/></text:p>
          </draw:text-box>
          <svg:title/>
          <svg:desc/>
        </draw:frame>
        <draw:frame draw:id="id90" presentation:style-name="a469" draw:name="Subtitle 2" svg:x="1.38in" svg:y="5.25in" svg:width="10.3in" svg:height="1.85in" presentation:class="subtitle" presentation:placeholder="false">
          <draw:text-box>
            <text:p text:style-name="a466" text:class-names="" text:cond-style-name=""><text:span text:style-name="a465" text:class-names=""><text:s text:c="1"/>The purpose of the Sabbath (12:1-7):<text:s text:c="1"/></text:span></text:p>
            <text:p text:style-name="a468" text:class-names="" text:cond-style-name=""><text:span text:style-name="a467" text:class-names=""/></text:p>
          </draw:text-box>
          <svg:title/>
          <svg:desc/>
        </draw:frame>
      </draw:page>
      <draw:page draw:name="Slide5" draw:style-name="a470" draw:master-page-name="Master1-Layout12-tx-Title-and-Text" presentation:presentation-page-layout-name="Master1-PPL12" draw:id="Slide-260">
        <draw:frame draw:id="id91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The purpose of the Sabbath (12:1-7):<text:s text:c="1"/></text:span><text:span text:style-name="a472" text:class-names=""/></text:p>
          </draw:text-box>
          <svg:title/>
          <svg:desc/>
        </draw:frame>
        <draw:frame draw:id="id92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As seen in the life of David (12:3-4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As seen in the law of Moses (12:5-6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As seen in the Book of Hosea (12:7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6" draw:style-name="a488" draw:master-page-name="Master1-Layout12-tx-Title-and-Text" presentation:presentation-page-layout-name="Master1-PPL12" draw:id="Slide-261">
        <draw:frame draw:id="id93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In regard to eating on the Sabbath (12:1-8):<text:s text:c="1"/></text:span><text:span text:style-name="a490" text:class-names=""/></text:p>
          </draw:text-box>
          <svg:title/>
          <svg:desc/>
        </draw:frame>
        <draw:frame draw:id="id94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The purpose of the Sabbath (12:1-7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 person of the Sabbath (12:8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7" draw:style-name="a503" draw:master-page-name="Master1-Layout12-tx-Title-and-Text" presentation:presentation-page-layout-name="Master1-PPL12" draw:id="Slide-262">
        <draw:frame draw:id="id95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<text:s text:c="1"/>The Sabbath conflict (12:1-14):<text:s text:c="1"/></text:span><text:span text:style-name="a505" text:class-names=""/></text:p>
          </draw:text-box>
          <svg:title/>
          <svg:desc/>
        </draw:frame>
        <draw:frame draw:id="id96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In regard to eating on the Sabbath (12:1-8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In regard to healing on the Sabbath (12:9-14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8" draw:style-name="a518" draw:master-page-name="Master1-Layout12-tx-Title-and-Text" presentation:presentation-page-layout-name="Master1-PPL12" draw:id="Slide-263">
        <draw:frame draw:id="id97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<text:s text:c="1"/>In regard to healing on the Sabbath (12:9-14):<text:s text:c="1"/></text:span><text:span text:style-name="a520" text:class-names=""/></text:p>
          </draw:text-box>
          <svg:title/>
          <svg:desc/>
        </draw:frame>
        <draw:frame draw:id="id98" presentation:style-name="a535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<text:s text:c="1"/>The accusation (12:9-10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 answer (12:11-12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The action by the Savior (12:13-14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9" draw:style-name="a536" draw:master-page-name="Master1-Layout12-tx-Title-and-Text" presentation:presentation-page-layout-name="Master1-PPL12" draw:id="Slide-264">
        <draw:frame draw:id="id99" presentation:style-name="a540" draw:name="Title 1" svg:x="1.38in" svg:y="0.4in" svg:width="10.6in" svg:height="1.44965in" presentation:class="title" presentation:placeholder="false">
          <draw:text-box>
            <text:p text:style-name="a539" text:class-names="" text:cond-style-name=""><text:span text:style-name="a537" text:class-names=""><text:s text:c="1"/>The Sabbath conflict (12:1-14):<text:s text:c="1"/></text:span><text:span text:style-name="a538" text:class-names=""/></text:p>
          </draw:text-box>
          <svg:title/>
          <svg:desc/>
        </draw:frame>
        <draw:frame draw:id="id100" presentation:style-name="a550" draw:name="Text Placeholder 2" svg:x="1.38in" svg:y="2in" svg:width="9.4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<text:s text:c="1"/>In regard to eating on the Sabbath (12:1-8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In regard to healing on the Sabbath (12:9-14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draw:page draw:name="Slide10" draw:style-name="a551" draw:master-page-name="Master1-Layout12-tx-Title-and-Text" presentation:presentation-page-layout-name="Master1-PPL12" draw:id="Slide-265">
        <draw:frame draw:id="id101" presentation:style-name="a555" draw:name="Title 1" svg:x="1.38in" svg:y="0.4in" svg:width="10.6in" svg:height="1.44965in" presentation:class="title" presentation:placeholder="false">
          <draw:text-box>
            <text:p text:style-name="a554" text:class-names="" text:cond-style-name=""><text:span text:style-name="a552" text:class-names="">JESUS AND THE PHARISEES (12:1-14, 22-45)<text:s text:c="1"/></text:span><text:span text:style-name="a553" text:class-names=""/></text:p>
          </draw:text-box>
          <svg:title/>
          <svg:desc/>
        </draw:frame>
        <draw:frame draw:id="id102" presentation:style-name="a565" draw:name="Text Placeholder 2" svg:x="1.38in" svg:y="2in" svg:width="9.4in" svg:height="4.75868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6" text:class-names=""><text:s text:c="1"/>The Sabbath conflict (12:1-14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The source conflict (12:22-37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</draw:text-box>
          <svg:title/>
          <svg:desc/>
        </draw:frame>
      </draw:page>
      <draw:page draw:name="Slide11" draw:style-name="a566" draw:master-page-name="Master1-Layout1-title-Title-Slide" presentation:presentation-page-layout-name="Master1-PPL1" draw:id="Slide-266">
        <draw:frame draw:id="id103" presentation:style-name="a570" draw:name="Title 1" svg:x="1.38in" svg:y="0.83in" svg:width="10.3in" svg:height="4.42in" presentation:class="title" presentation:placeholder="false">
          <draw:text-box>
            <text:p text:style-name="a569" text:class-names="" text:cond-style-name=""><text:span text:style-name="a567" text:class-names=""><text:s text:c="1"/>The source conflict (12:22-37):<text:s text:c="1"/></text:span><text:span text:style-name="a568" text:class-names=""/></text:p>
          </draw:text-box>
          <svg:title/>
          <svg:desc/>
        </draw:frame>
        <draw:frame draw:id="id104" presentation:style-name="a575" draw:name="Subtitle 2" svg:x="1.38in" svg:y="5.25in" svg:width="10.3in" svg:height="1.85in" presentation:class="subtitle" presentation:placeholder="false">
          <draw:text-box>
            <text:p text:style-name="a572" text:class-names="" text:cond-style-name=""><text:span text:style-name="a571" text:class-names=""><text:s text:c="1"/>The criticism by the Pharisees (12:22-29)<text:s text:c="1"/></text:span></text:p>
            <text:p text:style-name="a574" text:class-names="" text:cond-style-name=""><text:span text:style-name="a573" text:class-names=""/></text:p>
          </draw:text-box>
          <svg:title/>
          <svg:desc/>
        </draw:frame>
      </draw:page>
      <draw:page draw:name="Slide12" draw:style-name="a576" draw:master-page-name="Master1-Layout12-tx-Title-and-Text" presentation:presentation-page-layout-name="Master1-PPL12" draw:id="Slide-267">
        <draw:frame draw:id="id105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<text:s text:c="1"/>The criticism by the Pharisees (12:22-29)<text:s text:c="1"/></text:span><text:span text:style-name="a578" text:class-names=""/></text:p>
          </draw:text-box>
          <svg:title/>
          <svg:desc/>
        </draw:frame>
        <draw:frame draw:id="id106" presentation:style-name="a590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Their accusation (12:22-24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His argument (12:25-29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3" draw:style-name="a591" draw:master-page-name="Master1-Layout12-tx-Title-and-Text" presentation:presentation-page-layout-name="Master1-PPL12" draw:id="Slide-268">
        <draw:frame draw:id="id107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<text:s text:c="1"/>His argument (12:25-29)<text:s text:c="1"/></text:span><text:span text:style-name="a593" text:class-names=""/></text:p>
          </draw:text-box>
          <svg:title/>
          <svg:desc/>
        </draw:frame>
        <draw:frame draw:id="id108" presentation:style-name="a605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"A city or home divided against itself is doomed" (12:25).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"If Satan is casting out Satan, he is fighting against himself" (12:26-29).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4" draw:style-name="a606" draw:master-page-name="Master1-Layout12-tx-Title-and-Text" presentation:presentation-page-layout-name="Master1-PPL12" draw:id="Slide-269">
        <draw:frame draw:id="id109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<text:s text:c="1"/>The criticism by the Pharisees (12:22-29)<text:s text:c="1"/></text:span><text:span text:style-name="a608" text:class-names=""/></text:p>
          </draw:text-box>
          <svg:title/>
          <svg:desc/>
        </draw:frame>
        <draw:frame draw:id="id110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Their accusation (12:22-24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His argument (12:25-29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5" draw:style-name="a621" draw:master-page-name="Master1-Layout12-tx-Title-and-Text" presentation:presentation-page-layout-name="Master1-PPL12" draw:id="Slide-270">
        <draw:frame draw:id="id111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The source conflict (12:22-37):<text:s text:c="1"/></text:span><text:span text:style-name="a623" text:class-names=""/></text:p>
          </draw:text-box>
          <svg:title/>
          <svg:desc/>
        </draw:frame>
        <draw:frame draw:id="id112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The criticism by the Pharisees (12:22-29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The condemnation of the Pharisees (12:30-37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6" draw:style-name="a636" draw:master-page-name="Master1-Layout1-title-Title-Slide" presentation:presentation-page-layout-name="Master1-PPL1" draw:id="Slide-271">
        <draw:frame draw:id="id113" presentation:style-name="a640" draw:name="Title 1" svg:x="1.38in" svg:y="0.83in" svg:width="10.3in" svg:height="4.42in" presentation:class="title" presentation:placeholder="false">
          <draw:text-box>
            <text:p text:style-name="a639" text:class-names="" text:cond-style-name=""><text:span text:style-name="a637" text:class-names=""><text:s text:c="1"/>The condemnation of the Pharisees (12:30-37)<text:s text:c="1"/></text:span><text:span text:style-name="a638" text:class-names=""/></text:p>
          </draw:text-box>
          <svg:title/>
          <svg:desc/>
        </draw:frame>
        <draw:frame draw:id="id114" presentation:style-name="a645" draw:name="Subtitle 2" svg:x="1.38in" svg:y="5.25in" svg:width="10.3in" svg:height="1.85in" presentation:class="subtitle" presentation:placeholder="false">
          <draw:text-box>
            <text:p text:style-name="a642" text:class-names="" text:cond-style-name=""><text:span text:style-name="a641" text:class-names=""><text:s text:c="1"/>Jesus says their sin is terrible (12:30-34).<text:s text:c="1"/></text:span></text:p>
            <text:p text:style-name="a644" text:class-names="" text:cond-style-name=""><text:span text:style-name="a643" text:class-names=""/></text:p>
          </draw:text-box>
          <svg:title/>
          <svg:desc/>
        </draw:frame>
      </draw:page>
      <draw:page draw:name="Slide17" draw:style-name="a646" draw:master-page-name="Master1-Layout12-tx-Title-and-Text" presentation:presentation-page-layout-name="Master1-PPL12" draw:id="Slide-272">
        <draw:frame draw:id="id115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<text:s text:c="1"/>Jesus says their sin is terrible (12:30-34).<text:s text:c="1"/></text:span><text:span text:style-name="a648" text:class-names=""/></text:p>
          </draw:text-box>
          <svg:title/>
          <svg:desc/>
        </draw:frame>
        <draw:frame draw:id="id116" presentation:style-name="a660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<text:s text:c="1"/>They are corrupt fruit trees (12:30-33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They are poisonous snakes (12:34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</draw:text-box>
          <svg:title/>
          <svg:desc/>
        </draw:frame>
      </draw:page>
      <draw:page draw:name="Slide18" draw:style-name="a661" draw:master-page-name="Master1-Layout12-tx-Title-and-Text" presentation:presentation-page-layout-name="Master1-PPL12" draw:id="Slide-273">
        <draw:frame draw:id="id117" presentation:style-name="a665" draw:name="Title 1" svg:x="1.38in" svg:y="0.4in" svg:width="10.6in" svg:height="1.44965in" presentation:class="title" presentation:placeholder="false">
          <draw:text-box>
            <text:p text:style-name="a664" text:class-names="" text:cond-style-name=""><text:span text:style-name="a662" text:class-names=""><text:s text:c="1"/>The condemnation of the Pharisees (12:30-37)<text:s text:c="1"/></text:span><text:span text:style-name="a663" text:class-names=""/></text:p>
          </draw:text-box>
          <svg:title/>
          <svg:desc/>
        </draw:frame>
        <draw:frame draw:id="id118" presentation:style-name="a675" draw:name="Text Placeholder 2" svg:x="1.38in" svg:y="2in" svg:width="9.4in" svg:height="4.75868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<text:s text:c="1"/>Jesus says their sin is terrible (12:30-34).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Jesus says their sin is terminal (12:35-37):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</draw:page>
      <draw:page draw:name="Slide19" draw:style-name="a676" draw:master-page-name="Master1-Layout12-tx-Title-and-Text" presentation:presentation-page-layout-name="Master1-PPL12" draw:id="Slide-274">
        <draw:frame draw:id="id119" presentation:style-name="a680" draw:name="Title 1" svg:x="1.38in" svg:y="0.4in" svg:width="10.6in" svg:height="1.44965in" presentation:class="title" presentation:placeholder="false">
          <draw:text-box>
            <text:p text:style-name="a679" text:class-names="" text:cond-style-name=""><text:span text:style-name="a677" text:class-names=""><text:s text:c="1"/>The source conflict (12:22-37):<text:s text:c="1"/></text:span><text:span text:style-name="a678" text:class-names=""/></text:p>
          </draw:text-box>
          <svg:title/>
          <svg:desc/>
        </draw:frame>
        <draw:frame draw:id="id120" presentation:style-name="a690" draw:name="Text Placeholder 2" svg:x="1.38in" svg:y="2in" svg:width="9.4in" svg:height="4.75868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<text:s text:c="1"/>The criticism by the Pharisees (12:22-29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The condemnation of the Pharisees (12:30-37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</draw:text-box>
          <svg:title/>
          <svg:desc/>
        </draw:frame>
      </draw:page>
      <draw:page draw:name="Slide20" draw:style-name="a691" draw:master-page-name="Master1-Layout12-tx-Title-and-Text" presentation:presentation-page-layout-name="Master1-PPL12" draw:id="Slide-275">
        <draw:frame draw:id="id121" presentation:style-name="a695" draw:name="Title 1" svg:x="1.38in" svg:y="0.4in" svg:width="10.6in" svg:height="1.44965in" presentation:class="title" presentation:placeholder="false">
          <draw:text-box>
            <text:p text:style-name="a694" text:class-names="" text:cond-style-name=""><text:span text:style-name="a692" text:class-names="">JESUS AND THE PHARISEES (12:1-14, 22-45)<text:s text:c="1"/></text:span><text:span text:style-name="a693" text:class-names=""/></text:p>
          </draw:text-box>
          <svg:title/>
          <svg:desc/>
        </draw:frame>
        <draw:frame draw:id="id122" presentation:style-name="a708" draw:name="Text Placeholder 2" svg:x="1.38in" svg:y="2in" svg:width="9.4in" svg:height="4.75868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6" text:class-names=""><text:s text:c="1"/>The Sabbath conflict (12:1-14):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The source conflict (12:22-37):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The sign conflict (12:38-45):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/></text:p>
              </text:list-item>
            </text:list>
          </draw:text-box>
          <svg:title/>
          <svg:desc/>
        </draw:frame>
      </draw:page>
      <draw:page draw:name="Slide21" draw:style-name="a709" draw:master-page-name="Master1-Layout1-title-Title-Slide" presentation:presentation-page-layout-name="Master1-PPL1" draw:id="Slide-276">
        <draw:frame draw:id="id123" presentation:style-name="a713" draw:name="Title 1" svg:x="1.38in" svg:y="0.83in" svg:width="10.3in" svg:height="4.42in" presentation:class="title" presentation:placeholder="false">
          <draw:text-box>
            <text:p text:style-name="a712" text:class-names="" text:cond-style-name=""><text:span text:style-name="a710" text:class-names=""><text:s text:c="1"/>The sign conflict (12:38-45):<text:s text:c="1"/></text:span><text:span text:style-name="a711" text:class-names=""/></text:p>
          </draw:text-box>
          <svg:title/>
          <svg:desc/>
        </draw:frame>
        <draw:frame draw:id="id124" presentation:style-name="a718" draw:name="Subtitle 2" svg:x="1.38in" svg:y="5.25in" svg:width="10.3in" svg:height="1.85in" presentation:class="subtitle" presentation:placeholder="false">
          <draw:text-box>
            <text:p text:style-name="a715" text:class-names="" text:cond-style-name=""><text:span text:style-name="a714" text:class-names=""><text:s text:c="1"/>Jesus refers to Jonah and Nineveh (12:38-41).<text:s text:c="1"/></text:span></text:p>
            <text:p text:style-name="a717" text:class-names="" text:cond-style-name=""><text:span text:style-name="a716" text:class-names=""/></text:p>
          </draw:text-box>
          <svg:title/>
          <svg:desc/>
        </draw:frame>
      </draw:page>
      <draw:page draw:name="Slide22" draw:style-name="a719" draw:master-page-name="Master1-Layout12-tx-Title-and-Text" presentation:presentation-page-layout-name="Master1-PPL12" draw:id="Slide-277">
        <draw:frame draw:id="id125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<text:s text:c="1"/>Jesus refers to Jonah and Nineveh (12:38-41).<text:s text:c="1"/></text:span><text:span text:style-name="a721" text:class-names=""/></text:p>
          </draw:text-box>
          <svg:title/>
          <svg:desc/>
        </draw:frame>
        <draw:frame draw:id="id126" presentation:style-name="a733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The illustration from the life of the prophet of God (12:38-40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The indictment from the lips of the people of Nineveh (12:41):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</draw:page>
      <draw:page draw:name="Slide23" draw:style-name="a734" draw:master-page-name="Master1-Layout12-tx-Title-and-Text" presentation:presentation-page-layout-name="Master1-PPL12" draw:id="Slide-278">
        <draw:frame draw:id="id127" presentation:style-name="a738" draw:name="Title 1" svg:x="1.38in" svg:y="0.4in" svg:width="10.6in" svg:height="1.44965in" presentation:class="title" presentation:placeholder="false">
          <draw:text-box>
            <text:p text:style-name="a737" text:class-names="" text:cond-style-name=""><text:span text:style-name="a735" text:class-names=""><text:s text:c="1"/>The sign conflict (12:38-45):<text:s text:c="1"/></text:span><text:span text:style-name="a736" text:class-names=""/></text:p>
          </draw:text-box>
          <svg:title/>
          <svg:desc/>
        </draw:frame>
        <draw:frame draw:id="id128" presentation:style-name="a751" draw:name="Text Placeholder 2" svg:x="1.38in" svg:y="2in" svg:width="9.4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<text:s text:c="1"/>Jesus refers to Jonah and Nineveh (12:38-41).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<text:s text:c="1"/>Jesus refers to Solomon and the Queen of Sheba (12:42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Jesus refers to eight evil spirits (12:43-45):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draw:page draw:name="Slide24" draw:style-name="a752" draw:master-page-name="Master1-Layout12-tx-Title-and-Text" presentation:presentation-page-layout-name="Master1-PPL12" draw:id="Slide-279">
        <draw:frame draw:id="id129" presentation:style-name="a756" draw:name="Title 1" svg:x="1.38in" svg:y="0.4in" svg:width="10.6in" svg:height="1.44965in" presentation:class="title" presentation:placeholder="false">
          <draw:text-box>
            <text:p text:style-name="a755" text:class-names="" text:cond-style-name=""><text:span text:style-name="a753" text:class-names=""><text:s text:c="1"/>Jesus refers to eight evil spirits (12:43-45):<text:s text:c="1"/></text:span><text:span text:style-name="a754" text:class-names=""/></text:p>
          </draw:text-box>
          <svg:title/>
          <svg:desc/>
        </draw:frame>
        <draw:frame draw:id="id130" presentation:style-name="a766" draw:name="Text Placeholder 2" svg:x="1.38in" svg:y="2in" svg:width="9.4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<text:s text:c="1"/>The first state of the man (12:43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The final state of the man (12:44-45):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</draw:text-box>
          <svg:title/>
          <svg:desc/>
        </draw:frame>
      </draw:page>
      <draw:page draw:name="Slide25" draw:style-name="a767" draw:master-page-name="Master1-Layout12-tx-Title-and-Text" presentation:presentation-page-layout-name="Master1-PPL12" draw:id="Slide-280">
        <draw:frame draw:id="id131" presentation:style-name="a771" draw:name="Title 1" svg:x="1.38in" svg:y="0.4in" svg:width="10.6in" svg:height="1.44965in" presentation:class="title" presentation:placeholder="false">
          <draw:text-box>
            <text:p text:style-name="a770" text:class-names="" text:cond-style-name=""><text:span text:style-name="a768" text:class-names=""><text:s text:c="1"/>The sign conflict (12:38-45):<text:s text:c="1"/></text:span><text:span text:style-name="a769" text:class-names=""/></text:p>
          </draw:text-box>
          <svg:title/>
          <svg:desc/>
        </draw:frame>
        <draw:frame draw:id="id132" presentation:style-name="a784" draw:name="Text Placeholder 2" svg:x="1.38in" svg:y="2in" svg:width="9.4in" svg:height="4.75868in" presentation:class="outline" presentation:placeholder="false">
          <draw:text-box>
            <text:list text:style-name="a774">
              <text:list-item>
                <text:p text:style-name="a773" text:class-names="" text:cond-style-name=""><text:span text:style-name="a772" text:class-names=""><text:s text:c="1"/>Jesus refers to Jonah and Nineveh (12:38-41).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Jesus refers to Solomon and the Queen of Sheba (12:42):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<text:s text:c="1"/>Jesus refers to eight evil spirits (12:43-45):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</draw:text-box>
          <svg:title/>
          <svg:desc/>
        </draw:frame>
      </draw:page>
      <draw:page draw:name="Slide26" draw:style-name="a785" draw:master-page-name="Master1-Layout12-tx-Title-and-Text" presentation:presentation-page-layout-name="Master1-PPL12" draw:id="Slide-281">
        <draw:frame draw:id="id133" presentation:style-name="a789" draw:name="Title 1" svg:x="1.38in" svg:y="0.4in" svg:width="10.6in" svg:height="1.44965in" presentation:class="title" presentation:placeholder="false">
          <draw:text-box>
            <text:p text:style-name="a788" text:class-names="" text:cond-style-name=""><text:span text:style-name="a786" text:class-names="">JESUS AND THE PHARISEES (12:1-14, 22-45)<text:s text:c="1"/></text:span><text:span text:style-name="a787" text:class-names=""/></text:p>
          </draw:text-box>
          <svg:title/>
          <svg:desc/>
        </draw:frame>
        <draw:frame draw:id="id134" presentation:style-name="a802" draw:name="Text Placeholder 2" svg:x="1.38in" svg:y="2in" svg:width="9.4in" svg:height="4.75868in" presentation:class="outline" presentation:placeholder="false">
          <draw:text-box>
            <text:list text:style-name="a792">
              <text:list-item>
                <text:p text:style-name="a791" text:class-names="" text:cond-style-name=""><text:span text:style-name="a790" text:class-names=""><text:s text:c="1"/>The Sabbath conflict (12:1-14):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The source conflict (12:22-37):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<text:s text:c="1"/>The sign conflict (12:38-45):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/></text:p>
              </text:list-item>
            </text:list>
          </draw:text-box>
          <svg:title/>
          <svg:desc/>
        </draw:frame>
      </draw:page>
      <draw:page draw:name="Slide27" draw:style-name="a803" draw:master-page-name="Master1-Layout12-tx-Title-and-Text" presentation:presentation-page-layout-name="Master1-PPL12" draw:id="Slide-282">
        <draw:frame draw:id="id135" presentation:style-name="a807" draw:name="Title 1" svg:x="1.38in" svg:y="0.4in" svg:width="10.6in" svg:height="1.44965in" presentation:class="title" presentation:placeholder="false">
          <draw:text-box>
            <text:p text:style-name="a806" text:class-names="" text:cond-style-name=""><text:span text:style-name="a804" text:class-names="">MATTHEW 12</text:span><text:span text:style-name="a805" text:class-names=""/></text:p>
          </draw:text-box>
          <svg:title/>
          <svg:desc/>
        </draw:frame>
        <draw:frame draw:id="id136" presentation:style-name="a817" draw:name="Text Placeholder 2" svg:x="1.38in" svg:y="2in" svg:width="9.4in" svg:height="4.75868in" presentation:class="outline" presentation:placeholder="false">
          <draw:text-box>
            <text:list text:style-name="a810">
              <text:list-item>
                <text:p text:style-name="a809" text:class-names="" text:cond-style-name=""><text:span text:style-name="a808" text:class-names="">JESUS AND THE PHARISEES (12:1-14, 22-45)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JESUS AND THE PROPHECIES (12:15-21):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/></text:p>
              </text:list-item>
            </text:list>
          </draw:text-box>
          <svg:title/>
          <svg:desc/>
        </draw:frame>
      </draw:page>
      <draw:page draw:name="Slide28" draw:style-name="a818" draw:master-page-name="Master1-Layout1-title-Title-Slide" presentation:presentation-page-layout-name="Master1-PPL1" draw:id="Slide-283">
        <draw:frame draw:id="id137" presentation:style-name="a822" draw:name="Title 1" svg:x="1.38in" svg:y="0.83in" svg:width="10.3in" svg:height="4.42in" presentation:class="title" presentation:placeholder="false">
          <draw:text-box>
            <text:p text:style-name="a821" text:class-names="" text:cond-style-name=""><text:span text:style-name="a819" text:class-names="">JESUS AND THE PROPHECIES (12:15-21):<text:s text:c="1"/></text:span><text:span text:style-name="a820" text:class-names=""/></text:p>
          </draw:text-box>
          <svg:title/>
          <svg:desc/>
        </draw:frame>
        <draw:frame draw:id="id138" presentation:style-name="a827" draw:name="Subtitle 2" svg:x="1.38in" svg:y="5.25in" svg:width="10.3in" svg:height="1.85in" presentation:class="subtitle" presentation:placeholder="false">
          <draw:text-box>
            <text:p text:style-name="a824" text:class-names="" text:cond-style-name=""><text:span text:style-name="a823" text:class-names=""><text:s text:c="1"/>Jesus' heavenly relationships (12:18a-1 8b)<text:s text:c="1"/></text:span></text:p>
            <text:p text:style-name="a826" text:class-names="" text:cond-style-name=""><text:span text:style-name="a825" text:class-names=""/></text:p>
          </draw:text-box>
          <svg:title/>
          <svg:desc/>
        </draw:frame>
      </draw:page>
      <draw:page draw:name="Slide29" draw:style-name="a828" draw:master-page-name="Master1-Layout12-tx-Title-and-Text" presentation:presentation-page-layout-name="Master1-PPL12" draw:id="Slide-284">
        <draw:frame draw:id="id139" presentation:style-name="a832" draw:name="Title 1" svg:x="1.38in" svg:y="0.4in" svg:width="10.6in" svg:height="1.44965in" presentation:class="title" presentation:placeholder="false">
          <draw:text-box>
            <text:p text:style-name="a831" text:class-names="" text:cond-style-name=""><text:span text:style-name="a829" text:class-names=""><text:s text:c="1"/>Jesus' heavenly relationships (12:18a-1 8b)<text:s text:c="1"/></text:span><text:span text:style-name="a830" text:class-names=""/></text:p>
          </draw:text-box>
          <svg:title/>
          <svg:desc/>
        </draw:frame>
        <draw:frame draw:id="id140" presentation:style-name="a842" draw:name="Text Placeholder 2" svg:x="1.38in" svg:y="2in" svg:width="9.4in" svg:height="4.75868in" presentation:class="outline" presentation:placeholder="false">
          <draw:text-box>
            <text:list text:style-name="a835">
              <text:list-item>
                <text:p text:style-name="a834" text:class-names="" text:cond-style-name=""><text:span text:style-name="a833" text:class-names=""><text:s text:c="1"/>Concerning the Father (12:18a):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<text:s text:c="1"/>Concerning the Spirit (12:18b):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/></text:p>
              </text:list-item>
            </text:list>
          </draw:text-box>
          <svg:title/>
          <svg:desc/>
        </draw:frame>
      </draw:page>
      <draw:page draw:name="Slide30" draw:style-name="a843" draw:master-page-name="Master1-Layout12-tx-Title-and-Text" presentation:presentation-page-layout-name="Master1-PPL12" draw:id="Slide-285">
        <draw:frame draw:id="id141" presentation:style-name="a847" draw:name="Title 1" svg:x="1.38in" svg:y="0.4in" svg:width="10.6in" svg:height="1.44965in" presentation:class="title" presentation:placeholder="false">
          <draw:text-box>
            <text:p text:style-name="a846" text:class-names="" text:cond-style-name=""><text:span text:style-name="a844" text:class-names="">JESUS AND THE PROPHECIES (12:15-21):<text:s text:c="1"/></text:span><text:span text:style-name="a845" text:class-names=""/></text:p>
          </draw:text-box>
          <svg:title/>
          <svg:desc/>
        </draw:frame>
        <draw:frame draw:id="id142" presentation:style-name="a857" draw:name="Text Placeholder 2" svg:x="1.38in" svg:y="2in" svg:width="9.4in" svg:height="4.75868in" presentation:class="outline" presentation:placeholder="false">
          <draw:text-box>
            <text:list text:style-name="a850">
              <text:list-item>
                <text:p text:style-name="a849" text:class-names="" text:cond-style-name=""><text:span text:style-name="a848" text:class-names=""><text:s text:c="1"/>Jesus' heavenly relationships (12:18a-1 8b)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<text:s text:c="1"/>Jesus' earthly actions (12:15-17, 18c-21)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/></text:p>
              </text:list-item>
            </text:list>
          </draw:text-box>
          <svg:title/>
          <svg:desc/>
        </draw:frame>
      </draw:page>
      <draw:page draw:name="Slide31" draw:style-name="a858" draw:master-page-name="Master1-Layout12-tx-Title-and-Text" presentation:presentation-page-layout-name="Master1-PPL12" draw:id="Slide-286">
        <draw:frame draw:id="id143" presentation:style-name="a862" draw:name="Title 1" svg:x="1.38in" svg:y="0.4in" svg:width="10.6in" svg:height="1.44965in" presentation:class="title" presentation:placeholder="false">
          <draw:text-box>
            <text:p text:style-name="a861" text:class-names="" text:cond-style-name=""><text:span text:style-name="a859" text:class-names=""><text:s text:c="1"/>Jesus' earthly actions (12:15-17, 18c-21)<text:s text:c="1"/></text:span><text:span text:style-name="a860" text:class-names=""/></text:p>
          </draw:text-box>
          <svg:title/>
          <svg:desc/>
        </draw:frame>
        <draw:frame draw:id="id144" presentation:style-name="a878" draw:name="Text Placeholder 2" svg:x="1.38in" svg:y="2in" svg:width="9.4in" svg:height="4.75868in" presentation:class="outline" presentation:placeholder="false">
          <draw:text-box>
            <text:list text:style-name="a865">
              <text:list-item>
                <text:p text:style-name="a864" text:class-names="" text:cond-style-name=""><text:span text:style-name="a863" text:class-names=""><text:s text:c="1"/>Concerning the nations (12:18c, 21):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<text:s text:c="1"/>Concerning himself (12:19):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<text:s text:c="1"/>Concerning the weak and hopeless (12:20):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<text:s text:c="1"/>Concerning the sick (12:15-17):<text:s text:c="1"/>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/></text:p>
              </text:list-item>
            </text:list>
          </draw:text-box>
          <svg:title/>
          <svg:desc/>
        </draw:frame>
      </draw:page>
      <draw:page draw:name="Slide32" draw:style-name="a879" draw:master-page-name="Master1-Layout12-tx-Title-and-Text" presentation:presentation-page-layout-name="Master1-PPL12" draw:id="Slide-287">
        <draw:frame draw:id="id145" presentation:style-name="a883" draw:name="Title 1" svg:x="1.38in" svg:y="0.4in" svg:width="10.6in" svg:height="1.44965in" presentation:class="title" presentation:placeholder="false">
          <draw:text-box>
            <text:p text:style-name="a882" text:class-names="" text:cond-style-name=""><text:span text:style-name="a880" text:class-names="">JESUS AND THE PROPHECIES (12:15-21):<text:s text:c="1"/></text:span><text:span text:style-name="a881" text:class-names=""/></text:p>
          </draw:text-box>
          <svg:title/>
          <svg:desc/>
        </draw:frame>
        <draw:frame draw:id="id146" presentation:style-name="a893" draw:name="Text Placeholder 2" svg:x="1.38in" svg:y="2in" svg:width="9.4in" svg:height="4.75868in" presentation:class="outline" presentation:placeholder="false">
          <draw:text-box>
            <text:list text:style-name="a886">
              <text:list-item>
                <text:p text:style-name="a885" text:class-names="" text:cond-style-name=""><text:span text:style-name="a884" text:class-names=""><text:s text:c="1"/>Jesus' heavenly relationships (12:18a-1 8b)<text:s text:c="1"/>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<text:s text:c="1"/>Jesus' earthly actions (12:15-17, 18c-21)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/></text:p>
              </text:list-item>
            </text:list>
          </draw:text-box>
          <svg:title/>
          <svg:desc/>
        </draw:frame>
      </draw:page>
      <draw:page draw:name="Slide33" draw:style-name="a894" draw:master-page-name="Master1-Layout12-tx-Title-and-Text" presentation:presentation-page-layout-name="Master1-PPL12" draw:id="Slide-288">
        <draw:frame draw:id="id147" presentation:style-name="a898" draw:name="Title 1" svg:x="1.38in" svg:y="0.4in" svg:width="10.6in" svg:height="1.44965in" presentation:class="title" presentation:placeholder="false">
          <draw:text-box>
            <text:p text:style-name="a897" text:class-names="" text:cond-style-name=""><text:span text:style-name="a895" text:class-names="">MATTHEW 12</text:span><text:span text:style-name="a896" text:class-names=""/></text:p>
          </draw:text-box>
          <svg:title/>
          <svg:desc/>
        </draw:frame>
        <draw:frame draw:id="id148" presentation:style-name="a911" draw:name="Text Placeholder 2" svg:x="1.38in" svg:y="2in" svg:width="9.4in" svg:height="4.75868in" presentation:class="outline" presentation:placeholder="false">
          <draw:text-box>
            <text:list text:style-name="a901">
              <text:list-item>
                <text:p text:style-name="a900" text:class-names="" text:cond-style-name=""><text:span text:style-name="a899" text:class-names="">JESUS AND THE PHARISEES (12:1-14, 22-45)<text:s text:c="1"/>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JESUS AND THE PROPHECIES (12:15-21):<text:s text:c="1"/>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JESUS AND HIS FAMILY (12:46-50)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/></text:p>
              </text:list-item>
            </text:list>
          </draw:text-box>
          <svg:title/>
          <svg:desc/>
        </draw:frame>
      </draw:page>
      <draw:page draw:name="Slide34" draw:style-name="a912" draw:master-page-name="Master1-Layout12-tx-Title-and-Text" presentation:presentation-page-layout-name="Master1-PPL12" draw:id="Slide-289">
        <draw:frame draw:id="id149" presentation:style-name="a916" draw:name="Title 1" svg:x="1.38in" svg:y="0.4in" svg:width="10.6in" svg:height="1.44965in" presentation:class="title" presentation:placeholder="false">
          <draw:text-box>
            <text:p text:style-name="a915" text:class-names="" text:cond-style-name=""><text:span text:style-name="a913" text:class-names="">JESUS AND HIS FAMILY (12:46-50)<text:s text:c="1"/></text:span><text:span text:style-name="a914" text:class-names=""/></text:p>
          </draw:text-box>
          <svg:title/>
          <svg:desc/>
        </draw:frame>
        <draw:frame draw:id="id150" presentation:style-name="a926" draw:name="Text Placeholder 2" svg:x="1.38in" svg:y="2in" svg:width="9.4in" svg:height="4.75868in" presentation:class="outline" presentation:placeholder="false">
          <draw:text-box>
            <text:list text:style-name="a919">
              <text:list-item>
                <text:p text:style-name="a918" text:class-names="" text:cond-style-name=""><text:span text:style-name="a917" text:class-names=""><text:s text:c="1"/>His earthly family (12:46-47):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<text:s text:c="1"/>His eternal family (12:48-50):<text:s text:c="1"/>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/></text:p>
              </text:list-item>
            </text:list>
          </draw:text-box>
          <svg:title/>
          <svg:desc/>
        </draw:frame>
      </draw:page>
      <draw:page draw:name="Slide35" draw:style-name="a927" draw:master-page-name="Master1-Layout12-tx-Title-and-Text" presentation:presentation-page-layout-name="Master1-PPL12" draw:id="Slide-290">
        <draw:frame draw:id="id151" presentation:style-name="a931" draw:name="Title 1" svg:x="1.38in" svg:y="0.4in" svg:width="10.6in" svg:height="1.44965in" presentation:class="title" presentation:placeholder="false">
          <draw:text-box>
            <text:p text:style-name="a930" text:class-names="" text:cond-style-name=""><text:span text:style-name="a928" text:class-names="">MATTHEW 12</text:span><text:span text:style-name="a929" text:class-names=""/></text:p>
          </draw:text-box>
          <svg:title/>
          <svg:desc/>
        </draw:frame>
        <draw:frame draw:id="id152" presentation:style-name="a944" draw:name="Text Placeholder 2" svg:x="1.38in" svg:y="2in" svg:width="9.4in" svg:height="4.75868in" presentation:class="outline" presentation:placeholder="false">
          <draw:text-box>
            <text:list text:style-name="a934">
              <text:list-item>
                <text:p text:style-name="a933" text:class-names="" text:cond-style-name=""><text:span text:style-name="a932" text:class-names="">JESUS AND THE PHARISEES (12:1-14, 22-45)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JESUS AND THE PROPHECIES (12:15-21):<text:s text:c="1"/>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JESUS AND HIS FAMILY (12:46-50)<text:s text:c="1"/>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12</dc:title>
    <meta:initial-creator>David STRICKLAND</meta:initial-creator>
    <dc:creator>David STRICKLAND</dc:creator>
    <meta:creation-date>2020-02-23T23:16:41Z</meta:creation-date>
    <dc:date>2020-02-23T23:16:41Z</dc:date>
    <meta:template xlink:href="BibleStudy" xlink:type="simple"/>
    <meta:editing-cycles>1</meta:editing-cycles>
    <meta:editing-duration>PT0S</meta:editing-duration>
    <meta:document-statistic meta:paragraph-count="107" meta:word-count="917"/>
  </office:meta>
</office:document-meta>
</file>